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fgS</text:p>
      <text:p text:style-name="Standard">Urg</text:p>
      <text:p text:style-name="Standard">Appli</text:p>
      <text:p text:style-name="Standard">COM</text:p>
      <text:p text:style-name="Standard">CamSE</text:p>
      <text:p text:style-name="Standard">Gyro</text:p>
      <text:p text:style-name="Standard">Mag</text:p>
      <text:p text:style-name="Standard">MicroSE</text:p>
      <text:p text:style-name="Standard">STT</text:p>
      <text:p text:style-name="Standard">Sys</text:p>
      <text:p text:style-name="Standard">TorchSE</text:p>
      <text:p text:style-name="Standard">Voice</text:p>
      <text:p text:style-name="Standard">Ctrl_L</text:p>
      <text:p text:style-name="Standard">FS</text:p>
      <text:p text:style-name="Standard">IRmvt</text:p>
      <text:p text:style-name="Standard">Lring</text:p>
      <text:p text:style-name="Standard">Lrub</text:p>
      <text:p text:style-name="Standard">Mic</text:p>
      <text:p text:style-name="Standard">Mtr</text:p>
      <text:p text:style-name="Standard">Odom</text:p>
      <text:p text:style-name="Standard">SecMvt</text:p>
      <text:p text:style-name="Standard">Srv</text:p>
      <text:p text:style-name="Standard">System</text:p>
      <text:p text:style-name="Standard">US</text:p>
      <text:p text:style-name="Standard">V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8:49:37.832172500</meta:creation-date>
    <dc:date>2026-03-23T08:41:38.610930000</dc:date>
    <meta:editing-duration>PT17H32M45S</meta:editing-duration>
    <meta:editing-cycles>1</meta:editing-cycles>
    <meta:document-statistic meta:table-count="0" meta:image-count="0" meta:object-count="0" meta:page-count="1" meta:paragraph-count="25" meta:word-count="25" meta:character-count="104" meta:non-whitespace-character-count="104"/>
    <meta:generator>LibreOffice/26.2.0.3$Windows_X86_64 LibreOffice_project/620$Build-3</meta:generator>
  </office:meta>
</office:document-meta>
</file>